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ce.getReversePath( Mail original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e.service( Mail original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unce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ce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unce.get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unce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